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3.69mm"/>
    </style:style>
    <style:style style:name="co3" style:family="table-column">
      <style:table-column-properties fo:break-before="auto" style:column-width="12.79mm"/>
    </style:style>
    <style:style style:name="co4" style:family="table-column">
      <style:table-column-properties fo:break-before="auto" style:column-width="14.43mm"/>
    </style:style>
    <style:style style:name="co5" style:family="table-column">
      <style:table-column-properties fo:break-before="auto" style:column-width="17.69mm"/>
    </style:style>
    <style:style style:name="co6" style:family="table-column">
      <style:table-column-properties fo:break-before="auto" style:column-width="61.54mm"/>
    </style:style>
    <style:style style:name="co7" style:family="table-column">
      <style:table-column-properties fo:break-before="auto" style:column-width="29.14mm"/>
    </style:style>
    <style:style style:name="co8" style:family="table-column">
      <style:table-column-properties fo:break-before="auto" style:column-width="23.76mm"/>
    </style:style>
    <style:style style:name="co9" style:family="table-column">
      <style:table-column-properties fo:break-before="auto" style:column-width="27.5mm"/>
    </style:style>
    <style:style style:name="co10" style:family="table-column">
      <style:table-column-properties fo:break-before="auto" style:column-width="24.04mm"/>
    </style:style>
    <style:style style:name="co11" style:family="table-column">
      <style:table-column-properties fo:break-before="auto" style:column-width="29.67mm"/>
    </style:style>
    <style:style style:name="co12" style:family="table-column">
      <style:table-column-properties fo:break-before="auto" style:column-width="21.5mm"/>
    </style:style>
    <style:style style:name="co13" style:family="table-column">
      <style:table-column-properties fo:break-before="auto" style:column-width="21.78mm"/>
    </style:style>
    <style:style style:name="co14" style:family="table-column">
      <style:table-column-properties fo:break-before="auto" style:column-width="143.76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5" table:number-columns-repeated="1009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4" office:value-type="string" calcext:value-type="string">
            <text:p>Rang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ourc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offset</text:p>
          </table:table-cell>
          <table:table-cell table:style-name="ce7" office:value-type="string" calcext:value-type="string">
            <text:p>miscmsg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 office:value-type="string" calcext:value-type="string">
            <text:p>L = learnable</text:p>
          </table:table-cell>
          <table:table-cell table:style-name="ce1" table:number-columns-repeated="2"/>
          <table:table-cell table:style-name="ce2" office:value-type="string" calcext:value-type="string">
            <text:p>M = muteAndLoopback</text:p>
          </table:table-cell>
          <table:table-cell table:style-name="ce1" table:number-columns-repeated="4"/>
          <table:table-cell table:style-name="ce7" table:number-columns-repeated="1015"/>
        </table:table-row>
        <table:table-row table:style-name="ro1">
          <table:table-cell table:style-name="ce2" office:value-type="string" calcext:value-type="string">
            <text:p>y = also CLI → GUI</text:p>
          </table:table-cell>
          <table:table-cell table:style-name="ce1" table:number-columns-repeated="2"/>
          <table:table-cell table:style-name="ce2" office:value-type="string" calcext:value-type="string">
            <text:p>L = lowPrio</text:p>
          </table:table-cell>
          <table:table-cell table:style-name="ce1" table:number-columns-repeated="4"/>
          <table:table-cell table:style-name="ce7" table:number-columns-repeated="1015"/>
        </table:table-row>
        <table:table-row table:style-name="ro1">
          <table:table-cell table:style-name="ce1" table:number-columns-repeated="3"/>
          <table:table-cell table:style-name="ce2" office:value-type="string" calcext:value-type="string">
            <text:p>F = forceUpdata</text:p>
          </table:table-cell>
          <table:table-cell table:style-name="ce1" table:number-columns-repeated="4"/>
          <table:table-cell table:style-name="ce7" table:number-columns-repeated="1015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9"/>
          <table:table-cell/>
          <table:table-cell table:style-name="ce7" table:number-columns-repeated="1009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 message ID in Par 2.</text:p>
          </table:table-cell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/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 office:value-type="string" calcext:value-type="string">
            <text:p>Y, y</text:p>
          </table:table-cell>
          <table:table-cell table:number-columns-repeated="3" table:style-name="ce5" office:value-type="string" calcext:value-type="string">
            <text:p>any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number-columns-repeated="7" table:style-name="ce1" office:value-type="string" calcext:value-type="string">
            <text:p>any</text:p>
          </table:table-cell>
          <table:table-cell table:style-name="ce2" office:value-type="string" calcext:value-type="string">
            <text:p>Force exit at any time from any section</text:p>
          </table:table-cell>
          <table:table-cell table:style-name="ce1" table:number-columns-repeated="1009"/>
        </table:table-row>
        <table:table-row table:style-name="ro1">
          <table:table-cell table:style-name="ce2"/>
          <table:table-cell table:style-name="ce5" table:number-columns-repeated="3"/>
          <table:table-cell table:style-name="ce1" table:number-columns-repeated="1019"/>
        </table:table-row>
        <table:table-row table:style-name="ro1">
          <table:table-cell table:style-name="ce1"/>
          <table:table-cell table:style-name="ce4" table:number-columns-repeated="3"/>
          <table:table-cell table:style-name="ce7"/>
          <table:table-cell table:style-name="ce7" office:value-type="string" calcext:value-type="string">
            <text:p>CONFIG::control:: +</text:p>
          </table:table-cell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256 to 16384</text:p>
          </table:table-cell>
          <table:table-cell table:style-name="ce5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oscillatorSiz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6 to 4096</text:p>
          </table:table-cell>
          <table:table-cell table:style-name="ce5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ufferSiz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dSynthInterpolation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irtualKeyboardLayou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9</text:p>
          </table:table-cell>
          <table:table-cell table:style-name="ce5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XMLcompressionLevel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reportsDestination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 to 3</text:p>
          </table:table-cell>
          <table:table-cell table:style-name="ce5"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avedInstrumentForma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howEnginesType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Engines and Types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defaultStateStar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hideNonFatalError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showSplash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logInstrumentLoadTime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logXMLheader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saveAllXMLdata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enableGU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enableCL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enableAutoInstan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enableSinglePath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single master instance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istoryLock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 to 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ck history for group kititem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table:style-name="ce5" table:number-columns-repeated="2"/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exposeStatus</text:p>
          </table:table-cell>
          <table:table-cell table:style-name="ce1" table:number-columns-repeated="7"/>
          <table:table-cell table:style-name="ce2" office:value-type="string" calcext:value-type="string">
            <text:p>Local to CLI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jackMidiSour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jackPreferredMid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jackServe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jackPreferredAudio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jackAutoConnectAudio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alsaMidiSour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comma separated MIDI source lis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alsaPreferredMid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– 2</text:p>
          </table:table-cell>
          <table:table-cell table:style-name="ce5" table:number-columns-repeated="2"/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alsaMidiTyp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Midi Type – Fixed, Search, External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alsaAudioDevi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alsaPreferredAudio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alsaSampleRat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addPresetRootDi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dd preset root directory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removePresetRootDi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delete numbered preset root directory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currentPresetRoo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t current preset root directory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bankRootCC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MSB, LSB, Off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bankCC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enableProgramChang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instChangeEnablesPar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19, other</text:p>
          </table:table-cell>
          <table:table-cell table:style-name="ce5" table:number-columns-repeated="2"/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extendedProgramChangeCC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ignoreResetAllCC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logIncomingCC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showLearnEdito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enableNRPN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saveCurrentConfig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6"/>
          <table:table-cell/>
          <table:table-cell table:style-name="ce1" table:number-columns-repeated="2"/>
          <table:table-cell table:style-name="ce2"/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/>
          <table:table-cell table:style-name="ce7" office:value-type="string" calcext:value-type="string">
            <text:p>BANK::control:: +</text:p>
          </table:table-cell>
          <table:table-cell table:style-name="ce1" table:number-columns-repeated="7"/>
          <table:table-cell table:style-name="ce7" office:value-type="string" calcext:value-type="string">
            <text:p>Instruments / Banks / Roots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7" table:number-columns-repeated="1010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eadInstrumentName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Read instrument name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indInstrumentName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find instrument name - instrument, bank, root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6"/>
          <table:table-cell office:value-type="string" calcext:value-type="string">
            <text:p>0 - 15</text:p>
          </table:table-cell>
          <table:table-cell table:style-name="ce1" table:number-columns-repeated="2"/>
          <table:table-cell table:style-name="ce2" office:value-type="string" calcext:value-type="string">
            <text:p>next in list by type or ‘*’ if list end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enameInstrumen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Rename instrument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veInstrumen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string" calcext:value-type="string">
            <text:p>0 to 63 / 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ave instrument - bank, root, instrument, par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eleteInstrumen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instrument from slot in current bank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electFirstInstrumentToSwap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 / 255</text:p>
          </table:table-cell>
          <table:table-cell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first)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electSecondInstrumentAndSwap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 / 255</text:p>
          </table:table-cell>
          <table:table-cell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second and swap)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select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bank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rename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Rename bank - always returns root ID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create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Create bank - new ID, root ID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delete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bank - bank ID, roo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selectFirstBankToSwap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first)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selectSecondBankAndSwap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second and swap)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import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Import bank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export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Export bank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selectRoot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root or read current on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changeRootId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Change root ID – always returns old ID - id engin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addNamedRoot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old ID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office:value-type="string" calcext:value-type="string">
            <text:p>Add named root to ID via miscMsg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eselectRoo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Does not change actual directory contents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1"/>
          <table:table-cell table:number-columns-repeated="4"/>
          <table:table-cell table:style-name="ce1"/>
          <table:table-cell table:number-columns-repeated="1011"/>
        </table:table-row>
        <table:table-row table:style-name="ro1">
          <table:table-cell table:style-name="ce1" table:number-columns-repeated="5"/>
          <table:table-cell table:style-name="ce7" office:value-type="string" calcext:value-type="string">
            <text:p>MAIN::control:: +</text:p>
          </table:table-cell>
          <table:table-cell table:style-name="ce1" table:number-columns-repeated="7"/>
          <table:table-cell table:style-name="ce7" office:value-type="string" calcext:value-type="string">
            <text:p>Main Controls</text:p>
          </table:table-cell>
          <table:table-cell table:style-name="ce7" table:number-columns-repeated="1009"/>
        </table:table-row>
        <table:table-row table:style-name="ro1">
          <table:table-cell table:style-name="ce1" table:number-columns-repeated="13"/>
          <table:table-cell table:style-name="ce7"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partNumber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6, 32, 6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availableParts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2</text:p>
          </table:table-cell>
          <table:table-cell table:style-name="ce5" table:number-columns-repeated="2"/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panLawTyp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General panning law (not effects) <text:s/>– cut, normal, boost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etun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mono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no/Stereo (master out only) – 1 = mon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soloTyp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, Chann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soloCC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x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m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elete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setCurrentRootBank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loadInstrumentFrom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instrument to part from bank and/or roo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oadInstrumentByNam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instrument to part by name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, 25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aveNamedInstrument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load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ave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load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ave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load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ave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load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ave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loadFileFromList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5</text:p>
          </table:table-cell>
          <table:table-cell office:value-type="string" calcext:value-type="string">
            <text:p>0 to 24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file from group in history list (to base channel for vector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exportPadSynthSample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masterRe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masterResetAndMlearn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penManualPDF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Ret, msg No.</text:p>
          </table:table-cell>
          <table:table-cell office:value-type="string" calcext:value-type="string">
            <text:p>Returns text for info window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tart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top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stopSound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readPartPeak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 to 63</text:p>
          </table:table-cell>
          <table:table-cell office:value-type="string" calcext:value-type="string">
            <text:p>0/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part L/R peak 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readMainLRpeak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readMainLRrms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7" office:value-type="string" calcext:value-type="string">
            <text:p>SCALES::control:: +</text:p>
          </table:table-cell>
          <table:table-cell table:number-columns-repeated="7"/>
          <table:table-cell table:style-name="ce7" office:value-type="string" calcext:value-type="string">
            <text:p>Scales (microtonal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9 to 66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refFrequency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t. 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frequency (also returns note number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efNot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vertScal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invertedScaleCenter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3 to 6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caleShif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nableMicrotona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able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ow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iddle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high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uning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importSc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importKbm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am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ommen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retun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8" office:value-type="string" calcext:value-type="string">
            <text:p>VECTOR::control:: +</text:p>
          </table:table-cell>
          <table:table-cell table:number-columns-repeated="7"/>
          <table:table-cell table:style-name="ce7" office:value-type="string" calcext:value-type="string">
            <text:p>Vector control window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undefined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me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Xcontroller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XleftInstrument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XrightInstrument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Xfeature0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Xfeature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Xfeature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Xfeature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Ycontroller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YupInstrument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YdownInstrument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Yfeature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Yfeature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Yfeature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Yfeature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erase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09"/>
        </table:table-row>
        <table:table-row table:style-name="ro1" table:number-rows-repeated="2">
          <table:table-cell table:number-columns-repeated="15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table:number-columns-repeated="5"/>
          <table:table-cell table:style-name="ce19" office:value-type="string" calcext:value-type="string">
            <text:p>PART::control:: +</text:p>
          </table:table-cell>
          <table:table-cell table:number-columns-repeated="7"/>
          <table:table-cell table:style-name="ce7" office:value-type="string" calcext:value-type="string">
            <text:p>Main part control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velocityOffse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midiChann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key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0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channelATse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255, ret 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aftertouch off, filter cutoff + filter Q + pitchbend + modulation | ret key v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keyATse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255, ret 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aftertouch off, filter cutoff + filter Q + pitchbend + modulation | ret chan v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6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maxNote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partToSystemEffect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partToSystemEffect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partToSystemEffect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partToSystemEffect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ffectNumber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effectType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effectDestination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effectBypass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defaultInstrumen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padsynthParameter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itialse changed parameters ** combine this with applyChanges **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, 2, 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audioDestinat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Controller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64 to 127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volume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volum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panning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modWheel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exponential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exponential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expression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FMamplitud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sustainPeda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00 to 640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pitchWheel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9" calcext:value-type="float">
            <text:p>139</text:p>
          </table:table-cell>
          <table:table-cell office:value-type="string" calcext:value-type="string">
            <text:p>filterQ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filterCutoff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breathContro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resonanceCenterFrequency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5" calcext:value-type="float">
            <text:p>145</text:p>
          </table:table-cell>
          <table:table-cell office:value-type="string" calcext:value-type="string">
            <text:p>resonance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0" calcext:value-type="float">
            <text:p>160</text:p>
          </table:table-cell>
          <table:table-cell office:value-type="string" calcext:value-type="string">
            <text:p>portamentoTi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portamentoTimeStretc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portamentoThreshold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string" calcext:value-type="string">
            <text:p>portamentoThreshold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string" calcext:value-type="string">
            <text:p>enableProportional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5" calcext:value-type="float">
            <text:p>165</text:p>
          </table:table-cell>
          <table:table-cell office:value-type="string" calcext:value-type="string">
            <text:p>proportionalPortamentoRa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6" calcext:value-type="float">
            <text:p>166</text:p>
          </table:table-cell>
          <table:table-cell office:value-type="string" calcext:value-type="string">
            <text:p>proportionalPortamento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string" calcext:value-type="string">
            <text:p>receive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End of Controllers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instrumentCopyrigh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instrumentComment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instrumentName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(kit item if 32)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instrument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strument type (undefined, Piano etc.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defaultInstrumentCopyrigh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/ 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resetAllController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s 0/1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artBus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1"/>
          <table:table-cell table:number-columns-repeated="1011"/>
        </table:table-row>
        <table:table-row table:style-name="ro1">
          <table:table-cell table:number-columns-repeated="13"/>
          <table:table-cell table:style-name="ce7" office:value-type="string" calcext:value-type="string">
            <text:p>MIDI Contro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2" calcext:value-type="float">
            <text:p>192</text:p>
          </table:table-cell>
          <table:table-cell office:value-type="string" calcext:value-type="string">
            <text:p>midi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3" calcext:value-type="float">
            <text:p>193</text:p>
          </table:table-cell>
          <table:table-cell office:value-type="string" calcext:value-type="string">
            <text:p>midiBrea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4" calcext:value-type="float">
            <text:p>194</text:p>
          </table:table-cell>
          <table:table-cell office:value-type="string" calcext:value-type="string">
            <text:p>midiExpress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5" calcext:value-type="float">
            <text:p>195</text:p>
          </table:table-cell>
          <table:table-cell office:value-type="string" calcext:value-type="string">
            <text:p>midiSustai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6" calcext:value-type="float">
            <text:p>196</text:p>
          </table:table-cell>
          <table:table-cell office:value-type="string" calcext:value-type="string">
            <text:p>midi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7" calcext:value-type="float">
            <text:p>197</text:p>
          </table:table-cell>
          <table:table-cell office:value-type="string" calcext:value-type="string">
            <text:p>midiFilterQ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8" calcext:value-type="float">
            <text:p>198</text:p>
          </table:table-cell>
          <table:table-cell office:value-type="string" calcext:value-type="string">
            <text:p>midiFilterCutoff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9" calcext:value-type="float">
            <text:p>199</text:p>
          </table:table-cell>
          <table:table-cell office:value-type="string" calcext:value-type="string">
            <text:p>midi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table:number-columns-repeated="13"/>
          <table:table-cell table:style-name="ce7" office:value-type="string" calcext:value-type="string">
            <text:p>Instrument edit wind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humani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humanvelocit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 Velocity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Kit edit wind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kitItemMu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kitEffectNum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drum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kit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5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table:number-columns-repeated="13"/>
          <table:table-cell table:style-name="ce7" office:value-type="string" calcext:value-type="string">
            <text:p>Copy and Past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/>
          <table:table-cell office:value-type="string" calcext:value-type="string">
            <text:p>See Note&gt;</text:p>
          </table:table-cell>
          <table:table-cell table:number-columns-repeated="11"/>
          <table:table-cell office:value-type="string" calcext:value-type="string">
            <text:p>Value takes the place of the part number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table:number-columns-repeated="15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to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Copy to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from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aste from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ADDSYNTH::control:: +</text:p>
          </table:table-cell>
          <table:table-cell table:number-columns-repeated="7"/>
          <table:table-cell table:style-name="ce7" office:value-type="string" calcext:value-type="string">
            <text:p>AddSynth main window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relativ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randomGrou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ADDVOICE::control:: +</text:p>
          </table:table-cell>
          <table:table-cell table:number-columns-repeated="7"/>
          <table:table-cell table:style-name="ce7" office:value-type="string" calcext:value-type="string">
            <text:p>AddSynth voice window – voice numbers 0 to 7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invert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nable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nableVoi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enableAmplitude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odulato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externalModu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 – off = -1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enableFrequency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unisonFrequency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unisonPhaseRandomi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unisonStereo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unisonVibrato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unisonVibrato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2 to 5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unison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unisonPhaseInve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enableUnis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ypassGlobal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enableFilte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enableFilter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modulator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odulator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modulatorHFdamp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string" calcext:value-type="string">
            <text:p>enableModulator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modulator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modulatorDetuneFromBaseOsc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get detune from base oscilla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modulator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modulato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modulator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modulator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enableModulator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modulator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<text:s/>-1 to 6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modulator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modulators) – off = -1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voice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externalOscil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(from lower numbered voices) – off = -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voice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sound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, Spot noise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SUBSYNTH::control:: +</text:p>
          </table:table-cell>
          <table:table-cell table:number-columns-repeated="7"/>
          <table:table-cell table:style-name="ce7" office:value-type="string" calcext:value-type="string">
            <text:p>SubSynth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enableBandwidth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filter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start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Harmonics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Phas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9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PADSYNTH::control:: +</text:p>
          </table:table-cell>
          <table:table-cell table:number-columns-repeated="7"/>
          <table:table-cell table:style-name="ce7" office:value-type="string" calcext:value-type="string">
            <text:p>PadSynth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spectrum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ase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frequency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modulator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modulato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harmonicSideband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spectral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spectral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amplitude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amplitud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auto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harmonic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samplesPe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numberOf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sampl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applyChan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OSCILLATOR::control:: +</text:p>
          </table:table-cell>
          <table:table-cell table:number-columns-repeated="7"/>
          <table:table-cell table:style-name="ce7" office:value-type="string" calcext:value-type="string">
            <text:p>Oscillators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128 + (0 to 7) for AddSynth voic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192 + (0 to 7) for AddSynth voice modulato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has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office:value-type="string" calcext:value-type="string">
            <text:p>???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harmonic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2</text:p>
          </table:table-cell>
          <table:table-cell table:style-name="ce3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harmonicRandomnes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seFunction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seFunc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ulseSine, StrchSine, Chirp, AbsStrSine, Chebyshev, Sqr, Spike, Circ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base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base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base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base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autoClea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useAsBaseFunc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waveshape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waveshap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Clip, Asym2, Pow2, Sgm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filter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filter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filterBeforeWavesha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filte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g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spectrumAdjust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spectrumAdjust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clear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 shift – 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shiftBeforeWaveshapeAnd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adaptiveHarmonics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adaptiveHarmonics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0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adaptiveHarmonicsPow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adaptiveHarmonic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convertToSi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Harmonics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Phas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RESONANCE::control:: +</text:p>
          </table:table-cell>
          <table:table-cell table:number-columns-repeated="7"/>
          <table:table-cell table:style-name="ce7" office:value-type="string" calcext:value-type="string">
            <text:p>Resonance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1 to 9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maxDb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random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interpolatePeak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rotectFundamenta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smooth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Resonance Graph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graphPoi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Graph Point <text:s/>amplitud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LFOINSERT::control:: +</text:p>
          </table:table-cell>
          <table:table-cell table:number-columns-repeated="7"/>
          <table:table-cell table:style-name="ce7" office:value-type="string" calcext:value-type="string">
            <text:p>LFO inser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0 for AddSynth main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128 + (0 to 7) for AddSynth voice</text:p>
          </table:table-cell>
          <table:table-cell table:number-columns-repeated="1009"/>
        </table:table-row>
        <table:table-row table:style-name="ro1">
          <table:table-cell table:number-columns-repeated="8"/>
          <table:table-cell table:style-name="Default"/>
          <table:table-cell table:number-columns-repeated="4"/>
          <table:table-cell office:value-type="string" calcext:value-type="string">
            <text:p>Engine is 192 + (0 to 7) for AddSynth voice modulato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0 is Amplitude LFO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1 is Frequency LFO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2 is Filter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.0 to 1.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frequency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FILTERINSERT::control:: +</text:p>
          </table:table-cell>
          <table:table-cell table:number-columns-repeated="7"/>
          <table:table-cell table:style-name="ce7" office:value-type="string" calcext:value-type="string">
            <text:p>Filter parameters inser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 table:number-columns-repeated="5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quencyTrack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locitySensitiv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locityCur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alo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ateVariabl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equencyTrackingRang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Formant edi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ormantSlow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ormantClear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ormant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ormant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rmant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ormant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ormantCen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ormant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umberOfFormant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vowel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ormant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quenc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quenc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owelPositionInSeque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7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negateInpu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ENVELOPEINSERT::control:: +</text:p>
          </table:table-cell>
          <table:table-cell table:number-columns-repeated="7"/>
          <table:table-cell table:style-name="ce7" office:value-type="string" calcext:value-type="string">
            <text:p>Envelope inser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= 0 is Amplitude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1 is Frequency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2 is Filter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3 is Bandwidth envelope (SubSynth only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ttack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ttack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cay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ecay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ustain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elease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release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edit</text:p>
          </table:table-cell>
          <table:table-cell table:number-columns-repeated="5"/>
          <table:table-cell table:style-name="ce1"/>
          <table:table-cell/>
          <table:table-cell office:value-type="string" calcext:value-type="string">
            <text:p>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enableFre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Freem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Graph poi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points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-3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sustainPoint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8" table:number-columns-repeated="4"/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/>
          <table:table-cell table:style-name="ce8" table:number-columns-repeated="4"/>
          <table:table-cell table:number-columns-repeated="3"/>
          <table:table-cell office:value-type="string" calcext:value-type="string">
            <text:p>For the next three: 'Control’ is the point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/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Add point - ‘offset’ is X incremental value, ‘Value’ is Y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/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/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just - ‘offset’ is X incremental value, ‘Value’ is Y value</text:p>
          </table:table-cell>
          <table:table-cell table:number-columns-repeated="1009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EFFECT::control:: +</text:p>
          </table:table-cell>
          <table:table-cell table:number-columns-repeated="7"/>
          <table:table-cell table:style-name="ce7" office:value-type="string" calcext:value-type="string">
            <text:p>Effect Inser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6"/>
          <table:table-cell office:value-type="string" calcext:value-type="string">
            <text:p>See note &gt;</text:p>
          </table:table-cell>
          <table:table-cell table:number-columns-repeated="6"/>
          <table:table-cell office:value-type="string" calcext:value-type="string">
            <text:p>For system effects part number is 241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For insertion effects part number is 242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Normal part effects are numbers 0 to 6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Kit numbers are 128 + (0 to 8) for actual effect types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128 (0) is no effect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returns <text:s/>1 if settings don't match preset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Y, L, y</text:p>
          </table:table-cell>
          <table:table-cell table:number-columns-repeated="3"/>
          <table:table-cell office:value-type="string" calcext:value-type="string">
            <text:p>0 to 15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 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See ‘Effect_Inserts.txt’ for all control ranges.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offset sometimes secondary values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s <text:s/>1 if settings don't match prese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Insertion Effect Selecto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2 to 6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ffectDestination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System Effect Selecto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Send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oEffect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oEffect2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oEffect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ffectEnabl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n-destructively enable/disable this effec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MIDILEARN::control:: +</text:p>
          </table:table-cell>
          <table:table-cell table:number-columns-repeated="7"/>
          <table:table-cell table:style-name="ce7" office:value-type="string" calcext:value-type="string">
            <text:p>MIDI learn window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7" table:number-columns-repeated="9"/>
          <table:table-cell table:style-name="ce10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office:value-type="string" calcext:value-type="string">
            <text:p>block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2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lim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4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mut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/>
          <table:table-cell table:style-name="ce3" office:value-type="string" calcext:value-type="string">
            <text:p>0/8</text:p>
          </table:table-cell>
          <table:table-cell table:style-name="ce3"/>
          <table:table-cell/>
          <table:table-cell office:value-type="string" calcext:value-type="string">
            <text:p>nrp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 set as NRP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6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office:value-type="string" calcext:value-type="string">
            <text:p>sevenB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7bit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office:value-type="string" calcext:value-type="string">
            <text:p>minimum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6" calcext:value-type="float">
            <text:p>6</text:p>
          </table:table-cell>
          <table:table-cell office:value-type="string" calcext:value-type="string">
            <text:p>maximum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7" calcext:value-type="float">
            <text:p>7</text:p>
          </table:table-cell>
          <table:table-cell office:value-type="string" calcext:value-type="string">
            <text:p>ignoreMov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deleteLin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Delete a line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nrpnDetected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show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hide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16" calcext:value-type="float">
            <text:p>16</text:p>
          </table:table-cell>
          <table:table-cell office:value-type="string" calcext:value-type="string">
            <text:p>CCorChannel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/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0" calcext:value-type="float">
            <text:p>20</text:p>
          </table:table-cell>
          <table:table-cell office:value-type="string" calcext:value-type="string">
            <text:p>findSiz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1" calcext:value-type="float">
            <text:p>21</text:p>
          </table:table-cell>
          <table:table-cell office:value-type="string" calcext:value-type="string">
            <text:p>sendLearnMessag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2" calcext:value-type="float">
            <text:p>22</text:p>
          </table:table-cell>
          <table:table-cell office:value-type="string" calcext:value-type="string">
            <text:p>sendRefreshReque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reportActivity</text:p>
          </table:table-cell>
          <table:table-cell table:number-columns-repeated="5"/>
          <table:table-cell table:style-name="ce1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1" calcext:value-type="float">
            <text:p>241</text:p>
          </table:table-cell>
          <table:table-cell office:value-type="string" calcext:value-type="string">
            <text:p>load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2" calcext:value-type="float">
            <text:p>242</text:p>
          </table:table-cell>
          <table:table-cell office:value-type="string" calcext:value-type="string">
            <text:p>loadFromRecen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5" calcext:value-type="float">
            <text:p>245</text:p>
          </table:table-cell>
          <table:table-cell office:value-type="string" calcext:value-type="string">
            <text:p>save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50" calcext:value-type="float">
            <text:p>250</text:p>
          </table:table-cell>
          <table:table-cell office:value-type="string" calcext:value-type="string">
            <text:p>cancelLear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ncel MIDI learn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13"/>
          <table:table-cell table:style-name="ce7" office:value-type="string" calcext:value-type="string">
            <text:p>MIDI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oteOn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teOff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8192 to 81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ontroller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instrument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gram Change - 128 to 159 = extended program change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bankChange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k / Root change</text:p>
          </table:table-cell>
          <table:table-cell table:number-columns-repeated="1009"/>
        </table:table-row>
        <table:table-row table:style-name="ro1" table:number-rows-repeated="1047855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683:Sheet1.AMJ683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0">00/00/0000</text:date>, <text:time style:data-style-name="N2" text:time-value="20:03:49.9443003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20-03-30T20:09:29.466265895</dc:date>
    <meta:editing-duration>P9DT5H22M55S</meta:editing-duration>
    <meta:editing-cycles>735</meta:editing-cycles>
    <meta:generator>LibreOffice/6.1.5.2$Linux_X86_64 LibreOffice_project/10$Build-2</meta:generator>
    <meta:document-statistic meta:table-count="1" meta:cell-count="6099" meta:object-count="0"/>
  </office:meta>
</office:document-meta>
</file>